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1.75in" style:use-optimal-column-width="false"/>
    </style:style>
    <style:style style:name="TableColumn6" style:family="table-column">
      <style:table-column-properties style:column-width="1.625in" style:use-optimal-column-width="false"/>
    </style:style>
    <style:style style:name="TableColumn7" style:family="table-column">
      <style:table-column-properties style:column-width="0.25in" style:use-optimal-column-width="false"/>
    </style:style>
    <style:style style:name="Table4" style:family="table">
      <style:table-properties style:width="3.625in" fo:margin-left="0in" table:align="left"/>
    </style:style>
    <style:style style:name="TableRow8" style:family="table-row">
      <style:table-row-properties style:min-row-height="0.375in" style:use-optimal-row-height="false"/>
    </style:style>
    <style:style style:name="TableCell9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ableCell16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ableCell18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9" style:family="table-column">
      <style:table-column-properties style:column-width="1.75in" style:use-optimal-column-width="false"/>
    </style:style>
    <style:style style:name="TableColumn40" style:family="table-column">
      <style:table-column-properties style:column-width="1.625in" style:use-optimal-column-width="false"/>
    </style:style>
    <style:style style:name="TableColumn41" style:family="table-column">
      <style:table-column-properties style:column-width="0.25in" style:use-optimal-column-width="false"/>
    </style:style>
    <style:style style:name="TableColumn42" style:family="table-column">
      <style:table-column-properties style:column-width="1.5625in" style:use-optimal-column-width="false"/>
    </style:style>
    <style:style style:name="TableColumn43" style:family="table-column">
      <style:table-column-properties style:column-width="1.7395in" style:use-optimal-column-width="false"/>
    </style:style>
    <style:style style:name="Table38" style:family="table">
      <style:table-properties style:width="6.927in" fo:margin-left="0in" table:align="left"/>
    </style:style>
    <style:style style:name="TableRow44" style:family="table-row">
      <style:table-row-properties style:min-row-height="0.375in" style:use-optimal-row-height="false"/>
    </style:style>
    <style:style style:name="TableCell45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07" style:family="table-column">
      <style:table-column-properties style:column-width="1.75in" style:use-optimal-column-width="false"/>
    </style:style>
    <style:style style:name="TableColumn108" style:family="table-column">
      <style:table-column-properties style:column-width="1.625in" style:use-optimal-column-width="false"/>
    </style:style>
    <style:style style:name="TableColumn109" style:family="table-column">
      <style:table-column-properties style:column-width="0.25in" style:use-optimal-column-width="false"/>
    </style:style>
    <style:style style:name="TableColumn110" style:family="table-column">
      <style:table-column-properties style:column-width="1.5625in" style:use-optimal-column-width="false"/>
    </style:style>
    <style:style style:name="TableColumn111" style:family="table-column">
      <style:table-column-properties style:column-width="1.7395in" style:use-optimal-column-width="false"/>
    </style:style>
    <style:style style:name="Table106" style:family="table">
      <style:table-properties style:width="6.927in" fo:margin-left="0in" table:align="left"/>
    </style:style>
    <style:style style:name="TableRow112" style:family="table-row">
      <style:table-row-properties style:min-row-height="0.375in" style:use-optimal-row-height="false"/>
    </style:style>
    <style:style style:name="TableCell113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1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1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ableCell128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33" style:family="table-cell">
      <style:table-cell-properties fo:border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39" style:family="table-cell">
      <style:table-cell-properties fo:border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45" style:family="table-cell">
      <style:table-cell-properties fo:border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Standard" style:family="paragraph">
      <style:paragraph-properties fo:break-before="page"/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14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list-style-name="LFO1" style:family="paragraph">
      <style:text-properties fo:font-size="14pt" style:font-size-asian="14pt" style:font-size-complex="14pt"/>
    </style:style>
    <style:style style:name="P153" style:parent-style-name="Standard" style:list-style-name="LFO1" style:family="paragraph">
      <style:text-properties fo:font-size="14pt" style:font-size-asian="14pt" style:font-size-complex="14pt"/>
    </style:style>
    <style:style style:name="P154" style:parent-style-name="Standard" style:list-style-name="LFO1" style:family="paragraph">
      <style:text-properties fo:font-size="14pt" style:font-size-asian="14pt" style:font-size-complex="14pt"/>
    </style:style>
    <style:style style:name="P155" style:parent-style-name="Standard" style:list-style-name="LFO1" style:family="paragraph">
      <style:text-properties fo:font-size="14pt" style:font-size-asian="14pt" style:font-size-complex="14pt"/>
    </style:style>
    <style:style style:name="P156" style:parent-style-name="Standard" style:list-style-name="LFO1" style:family="paragraph">
      <style:text-properties fo:font-size="14pt" style:font-size-asian="14pt" style:font-size-complex="14pt"/>
    </style:style>
    <style:style style:name="P157" style:parent-style-name="Standard" style:list-style-name="LFO1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1" style:parent-style-name="Standard" style:list-style-name="LFO2" style:family="paragraph">
      <style:text-properties fo:font-size="14pt" style:font-size-asian="14pt" style:font-size-complex="14pt"/>
    </style:style>
    <style:style style:name="P162" style:parent-style-name="Standard" style:list-style-name="LFO2" style:family="paragraph">
      <style:text-properties fo:font-size="14pt" style:font-size-asian="14pt" style:font-size-complex="14pt"/>
    </style:style>
    <style:style style:name="P163" style:parent-style-name="Standard" style:list-style-name="LFO2" style:family="paragraph">
      <style:text-properties fo:font-size="14pt" style:font-size-asian="14pt" style:font-size-complex="14pt"/>
    </style:style>
    <style:style style:name="P164" style:parent-style-name="Standard" style:list-style-name="LFO2" style:family="paragraph">
      <style:text-properties fo:font-size="14pt" style:font-size-asian="14pt" style:font-size-complex="14pt"/>
    </style:style>
    <style:style style:name="P165" style:parent-style-name="Standard" style:list-style-name="LFO2" style:family="paragraph">
      <style:text-properties fo:font-size="14pt" style:font-size-asian="14pt" style:font-size-complex="14pt"/>
    </style:style>
    <style:style style:name="P166" style:parent-style-name="Standard" style:list-style-name="LFO2" style:family="paragraph">
      <style:text-properties fo:font-size="14pt" style:font-size-asian="14pt" style:font-size-complex="14pt"/>
    </style:style>
    <style:style style:name="P167" style:parent-style-name="Standard" style:list-style-name="LFO2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1" style:parent-style-name="Standard" style:list-style-name="LFO3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5" style:parent-style-name="Standard" style:list-style-name="LFO4" style:family="paragraph">
      <style:text-properties fo:font-size="14pt" style:font-size-asian="14pt" style:font-size-complex="14pt"/>
    </style:style>
    <style:style style:name="P176" style:parent-style-name="Standard" style:list-style-name="LFO4" style:family="paragraph">
      <style:text-properties fo:font-size="14pt" style:font-size-asian="14pt" style:font-size-complex="14pt"/>
    </style:style>
    <style:style style:name="P177" style:parent-style-name="Standard" style:list-style-name="LFO4" style:family="paragraph">
      <style:text-properties fo:font-size="14pt" style:font-size-asian="14pt" style:font-size-complex="14pt"/>
    </style:style>
    <style:style style:name="P178" style:parent-style-name="Standard" style:list-style-name="LFO4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2" style:parent-style-name="Standard" style:list-style-name="LFO5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4" style:parent-style-name="Standard" style:family="paragraph">
      <style:paragraph-properties fo:break-before="page"/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1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6" style:parent-style-name="Standard" style:family="paragraph">
      <style:text-properties fo:font-weight="bold" style:font-weight-asian="bold" style:font-weight-complex="bold"/>
    </style:style>
    <style:style style:name="P187" style:parent-style-name="Standard" style:family="paragraph">
      <style:paragraph-properties fo:margin-bottom="0.0201in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P189" style:parent-style-name="Standard" style:family="paragraph">
      <style:paragraph-properties fo:margin-bottom="0.0201in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Standard" style:family="paragraph">
      <style:paragraph-properties fo:margin-bottom="0.0201in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P193" style:parent-style-name="Standard" style:family="paragraph">
      <style:paragraph-properties fo:margin-bottom="0.0201in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P195" style:parent-style-name="Standard" style:family="paragraph">
      <style:paragraph-properties fo:margin-bottom="0.0201in"/>
    </style:style>
    <style:style style:name="P196" style:parent-style-name="Standard" style:family="paragraph">
      <style:paragraph-properties fo:margin-bottom="0.0201in"/>
      <style:text-properties fo:font-weight="bold" style:font-weight-asian="bold" style:font-weight-complex="bold"/>
    </style:style>
    <style:style style:name="P197" style:parent-style-name="Standard" style:list-style-name="LFO6" style:family="paragraph">
      <style:paragraph-properties fo:margin-bottom="0.0201in"/>
    </style:style>
    <style:style style:name="T198" style:parent-style-name="DefaultParagraphFont" style:family="text">
      <style:text-properties fo:font-style="italic" style:font-style-asian="italic" style:font-style-complex="italic"/>
    </style:style>
    <style:style style:name="T199" style:parent-style-name="DefaultParagraphFont" style:family="text">
      <style:text-properties fo:font-style="italic" style:font-style-asian="italic" style:font-style-complex="italic"/>
    </style:style>
    <style:style style:name="P200" style:parent-style-name="Standard" style:list-style-name="LFO6" style:family="paragraph">
      <style:paragraph-properties fo:margin-bottom="0.0201in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Standard" style:list-style-name="LFO6" style:family="paragraph">
      <style:paragraph-properties fo:margin-bottom="0.0201in"/>
    </style:style>
    <style:style style:name="P203" style:parent-style-name="Standard" style:list-style-name="LFO6" style:family="paragraph">
      <style:paragraph-properties fo:margin-bottom="0.0201in"/>
    </style:style>
    <style:style style:name="T204" style:parent-style-name="DefaultParagraphFont" style:family="text">
      <style:text-properties fo:font-style="italic" style:font-style-asian="italic" style:font-style-complex="italic"/>
    </style:style>
    <style:style style:name="P205" style:parent-style-name="Standard" style:list-style-name="LFO6" style:family="paragraph">
      <style:paragraph-properties fo:margin-bottom="0.0201in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T207" style:parent-style-name="DefaultParagraphFont" style:family="text">
      <style:text-properties fo:font-style="italic" style:font-style-asian="italic" style:font-style-complex="italic"/>
    </style:style>
    <style:style style:name="P208" style:parent-style-name="Standard" style:list-style-name="LFO6" style:family="paragraph">
      <style:paragraph-properties fo:margin-bottom="0.0201in"/>
    </style:style>
    <style:style style:name="P209" style:parent-style-name="Standard" style:list-style-name="LFO6" style:family="paragraph">
      <style:paragraph-properties fo:margin-bottom="0.0201in"/>
    </style:style>
    <style:style style:name="P21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T214" style:parent-style-name="DefaultParagraphFont" style:family="text">
      <style:text-properties fo:font-weight="bold" style:font-weight-asian="bold" style:font-weight-complex="bold"/>
    </style:style>
    <style:style style:name="T215" style:parent-style-name="DefaultParagraphFont" style:family="text">
      <style:text-properties fo:font-weight="bold" style:font-weight-asian="bold" style:font-weight-complex="bold"/>
    </style:style>
    <style:style style:name="T216" style:parent-style-name="DefaultParagraphFont" style:family="text">
      <style:text-properties fo:font-weight="bold" style:font-weight-asian="bold" style:font-weight-complex="bold"/>
    </style:style>
    <style:style style:name="T217" style:parent-style-name="DefaultParagraphFont" style:family="text">
      <style:text-properties fo:font-weight="bold" style:font-weight-asian="bold" style:font-weight-complex="bold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P220" style:parent-style-name="Standard" style:family="paragraph">
      <style:text-properties fo:font-size="6pt" style:font-size-asian="6pt" style:font-size-complex="6pt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P222" style:parent-style-name="Standard" style:list-style-name="LFO7" style:family="paragraph"/>
    <style:style style:name="T223" style:parent-style-name="DefaultParagraphFont" style:family="text">
      <style:text-properties fo:font-style="italic" style:font-style-asian="italic" style:font-style-complex="italic"/>
    </style:style>
    <style:style style:name="P224" style:parent-style-name="Standard" style:list-style-name="LFO7" style:family="paragraph"/>
    <style:style style:name="P225" style:parent-style-name="Standard" style:list-style-name="LFO7" style:family="paragraph"/>
    <style:style style:name="P226" style:parent-style-name="Standard" style:list-style-name="LFO7" style:family="paragraph"/>
    <style:style style:name="P227" style:parent-style-name="Standard" style:list-style-name="LFO7" style:family="paragraph"/>
    <style:style style:name="P228" style:parent-style-name="Standard" style:list-style-name="LFO7" style:family="paragraph"/>
    <style:style style:name="P229" style:parent-style-name="Standard" style:list-style-name="LFO7" style:family="paragraph"/>
    <style:style style:name="P230" style:parent-style-name="Standard" style:list-style-name="LFO7" style:family="paragraph"/>
    <style:style style:name="P231" style:parent-style-name="Standard" style:list-style-name="LFO7" style:family="paragraph"/>
    <style:style style:name="P232" style:parent-style-name="Standard" style:list-style-name="LFO7" style:family="paragraph"/>
    <style:style style:name="P233" style:parent-style-name="Standard" style:list-style-name="LFO7" style:family="paragraph"/>
    <style:style style:name="P234" style:parent-style-name="Standard" style:list-style-name="LFO7" style:family="paragraph"/>
    <style:style style:name="T235" style:parent-style-name="DefaultParagraphFont" style:family="text">
      <style:text-properties fo:font-weight="bold" style:font-weight-asian="bold" style:font-weight-complex="bold"/>
    </style:style>
    <style:style style:name="P236" style:parent-style-name="Standard" style:list-style-name="LFO7" style:family="paragraph"/>
    <style:style style:name="T237" style:parent-style-name="DefaultParagraphFont" style:family="text">
      <style:text-properties fo:font-weight="bold" style:font-weight-asian="bold" style:font-weight-complex="bold"/>
    </style:style>
    <style:style style:name="P238" style:parent-style-name="Standard" style:list-style-name="LFO7" style:family="paragraph"/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Standard" style:list-style-name="LFO7" style:family="paragraph"/>
    <style:style style:name="T241" style:parent-style-name="DefaultParagraphFont" style:family="text">
      <style:text-properties fo:font-weight="bold" style:font-weight-asian="bold" style:font-weight-complex="bold"/>
    </style:style>
    <style:style style:name="P242" style:parent-style-name="Standard" style:list-style-name="LFO7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Standard" style:list-style-name="LFO7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Standard" style:list-style-name="LFO7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1" style:parent-style-name="DefaultParagraphFont" style:family="text">
      <style:text-properties fo:font-weight="bold" style:font-weight-asian="bold" style:font-weight-complex="bold"/>
    </style:style>
    <style:style style:name="T252" style:parent-style-name="DefaultParagraphFont" style:family="text">
      <style:text-properties fo:font-weight="bold" style:font-weight-asian="bold" style:font-weight-complex="bold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P2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7" style:parent-style-name="Standard" style:list-style-name="LFO8" style:family="paragraph"/>
    <style:style style:name="P258" style:parent-style-name="Standard" style:list-style-name="LFO8" style:family="paragraph"/>
    <style:style style:name="P259" style:parent-style-name="Standard" style:list-style-name="LFO8" style:family="paragraph"/>
    <style:style style:name="P260" style:parent-style-name="Standard" style:list-style-name="LFO8" style:family="paragraph"/>
    <style:style style:name="P261" style:parent-style-name="Standard" style:list-style-name="LFO8" style:family="paragraph"/>
    <style:style style:name="P262" style:parent-style-name="Standard" style:list-style-name="LFO8" style:family="paragraph"/>
    <style:style style:name="P263" style:parent-style-name="Standard" style:list-style-name="LFO8" style:family="paragraph"/>
    <style:style style:name="P264" style:parent-style-name="Standard" style:list-style-name="LFO8" style:family="paragraph"/>
    <style:style style:name="T265" style:parent-style-name="DefaultParagraphFont" style:family="text">
      <style:text-properties fo:font-weight="bold" style:font-weight-asian="bold" style:font-weight-complex="bold"/>
    </style:style>
    <style:style style:name="P26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T271" style:parent-style-name="DefaultParagraphFont" style:family="text">
      <style:text-properties fo:font-weight="bold" style:font-weight-asian="bold" style:font-weight-complex="bold"/>
    </style:style>
    <style:style style:name="T272" style:parent-style-name="DefaultParagraphFont" style:family="text">
      <style:text-properties fo:font-weight="bold" style:font-weight-asian="bold" style:font-weight-complex="bold"/>
    </style:style>
    <style:style style:name="T273" style:parent-style-name="DefaultParagraphFont" style:family="text">
      <style:text-properties fo:font-weight="bold" style:font-weight-asian="bold" style:font-weight-complex="bold"/>
    </style:style>
    <style:style style:name="P27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5" style:parent-style-name="Standard" style:list-style-name="LFO9" style:family="paragraph"/>
    <style:style style:name="P276" style:parent-style-name="Standard" style:list-style-name="LFO9" style:family="paragraph"/>
    <style:style style:name="P277" style:parent-style-name="Standard" style:list-style-name="LFO9" style:family="paragraph"/>
    <style:style style:name="P278" style:parent-style-name="Standard" style:list-style-name="LFO9" style:family="paragraph"/>
    <style:style style:name="P279" style:parent-style-name="Standard" style:list-style-name="LFO9" style:family="paragraph"/>
    <style:style style:name="P280" style:parent-style-name="Standard" style:list-style-name="LFO9" style:family="paragraph"/>
    <style:style style:name="P281" style:parent-style-name="Standard" style:list-style-name="LFO9" style:family="paragraph"/>
    <style:style style:name="P282" style:parent-style-name="Standard" style:list-style-name="LFO9" style:family="paragraph"/>
    <style:style style:name="P283" style:parent-style-name="Standard" style:list-style-name="LFO9" style:family="paragraph"/>
    <style:style style:name="T284" style:parent-style-name="DefaultParagraphFont" style:family="text">
      <style:text-properties fo:font-weight="bold" style:font-weight-asian="bold" style:font-weight-complex="bold"/>
    </style:style>
    <style:style style:name="P285" style:parent-style-name="Standard" style:list-style-name="LFO9" style:family="paragraph"/>
    <style:style style:name="T286" style:parent-style-name="DefaultParagraphFont" style:family="text">
      <style:text-properties fo:font-weight="bold" style:font-weight-asian="bold" style:font-weight-complex="bold"/>
    </style:style>
    <style:style style:name="P287" style:parent-style-name="Standard" style:list-style-name="LFO9" style:family="paragraph"/>
    <style:style style:name="T288" style:parent-style-name="DefaultParagraphFont" style:family="text">
      <style:text-properties fo:font-weight="bold" style:font-weight-asian="bold" style:font-weight-complex="bold"/>
    </style:style>
    <style:style style:name="P289" style:parent-style-name="Standard" style:list-style-name="LFO9" style:family="paragraph"/>
    <style:style style:name="T290" style:parent-style-name="DefaultParagraphFont" style:family="text">
      <style:text-properties fo:font-weight="bold" style:font-weight-asian="bold" style:font-weight-complex="bold"/>
    </style:style>
    <style:style style:name="P29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292" style:parent-style-name="Standard" style:family="paragraph">
      <style:text-properties fo:font-weight="bold" style:font-weight-asian="bold" style:font-weight-complex="bold"/>
    </style:style>
    <style:style style:name="P293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29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T298" style:parent-style-name="DefaultParagraphFont" style:family="text">
      <style:text-properties fo:font-weight="bold" style:font-weight-asian="bold" style:font-weight-complex="bold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300" style:parent-style-name="DefaultParagraphFont" style:family="text">
      <style:text-properties fo:font-weight="bold" style:font-weight-asian="bold" style:font-weight-complex="bold"/>
    </style:style>
    <style:style style:name="T301" style:parent-style-name="DefaultParagraphFont" style:family="text">
      <style:text-properties fo:font-weight="bold" style:font-weight-asian="bold" style:font-weight-complex="bold"/>
    </style:style>
    <style:style style:name="P30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3" style:parent-style-name="Standard" style:list-style-name="LFO10" style:family="paragraph"/>
    <style:style style:name="P304" style:parent-style-name="Standard" style:list-style-name="LFO10" style:family="paragraph"/>
    <style:style style:name="P305" style:parent-style-name="Standard" style:list-style-name="LFO10" style:family="paragraph"/>
    <style:style style:name="P306" style:parent-style-name="Standard" style:list-style-name="LFO10" style:family="paragraph"/>
    <style:style style:name="P307" style:parent-style-name="Standard" style:list-style-name="LFO10" style:family="paragraph"/>
    <style:style style:name="T308" style:parent-style-name="DefaultParagraphFont" style:family="text">
      <style:text-properties fo:font-weight="bold" style:font-weight-asian="bold" style:font-weight-complex="bold"/>
    </style:style>
    <style:style style:name="P30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10" style:parent-style-name="Standard" style:family="paragraph">
      <style:text-properties fo:font-weight="bold" style:font-weight-asian="bold" style:font-weight-complex="bold"/>
    </style:style>
    <style:style style:name="P3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13" style:parent-style-name="DefaultParagraphFont" style:family="text">
      <style:text-properties fo:font-weight="bold" style:font-weight-asian="bold" style:font-weight-complex="bold"/>
    </style:style>
    <style:style style:name="T314" style:parent-style-name="DefaultParagraphFont" style:family="text">
      <style:text-properties fo:font-weight="bold" style:font-weight-asian="bold" style:font-weight-complex="bold"/>
    </style:style>
    <style:style style:name="T315" style:parent-style-name="DefaultParagraphFont" style:family="text">
      <style:text-properties fo:font-weight="bold" style:font-weight-asian="bold" style:font-weight-complex="bold"/>
    </style:style>
    <style:style style:name="T316" style:parent-style-name="DefaultParagraphFont" style:family="text">
      <style:text-properties fo:font-weight="bold" style:font-weight-asian="bold" style:font-weight-complex="bold"/>
    </style:style>
    <style:style style:name="P3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8" style:parent-style-name="Standard" style:list-style-name="LFO11" style:family="paragraph"/>
    <style:style style:name="P319" style:parent-style-name="Standard" style:list-style-name="LFO11" style:family="paragraph"/>
    <style:style style:name="P320" style:parent-style-name="Standard" style:list-style-name="LFO11" style:family="paragraph"/>
    <style:style style:name="P321" style:parent-style-name="Standard" style:list-style-name="LFO11" style:family="paragraph"/>
    <style:style style:name="P322" style:parent-style-name="Standard" style:list-style-name="LFO11" style:family="paragraph"/>
    <style:style style:name="P323" style:parent-style-name="Standard" style:list-style-name="LFO11" style:family="paragraph"/>
    <style:style style:name="P324" style:parent-style-name="Standard" style:list-style-name="LFO11" style:family="paragraph"/>
    <style:style style:name="P325" style:parent-style-name="Standard" style:list-style-name="LFO11" style:family="paragraph"/>
    <style:style style:name="P326" style:parent-style-name="Standard" style:list-style-name="LFO11" style:family="paragraph"/>
    <style:style style:name="P327" style:parent-style-name="Standard" style:list-style-name="LFO11" style:family="paragraph"/>
    <style:style style:name="P328" style:parent-style-name="Standard" style:list-style-name="LFO11" style:family="paragraph"/>
    <style:style style:name="P329" style:parent-style-name="Standard" style:list-style-name="LFO11" style:family="paragraph"/>
    <style:style style:name="P330" style:parent-style-name="Standard" style:list-style-name="LFO11" style:family="paragraph"/>
    <style:style style:name="P331" style:parent-style-name="Standard" style:list-style-name="LFO11" style:family="paragraph"/>
    <style:style style:name="T332" style:parent-style-name="DefaultParagraphFont" style:family="text">
      <style:text-properties fo:font-weight="bold" style:font-weight-asian="bold" style:font-weight-complex="bold"/>
    </style:style>
    <style:style style:name="P333" style:parent-style-name="Standard" style:list-style-name="LFO11" style:family="paragraph"/>
    <style:style style:name="T334" style:parent-style-name="DefaultParagraphFont" style:family="text">
      <style:text-properties fo:font-style="italic" style:font-style-asian="italic" style:font-style-complex="italic"/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name="P336" style:parent-style-name="Standard" style:list-style-name="LFO11" style:family="paragraph"/>
    <style:style style:name="T337" style:parent-style-name="DefaultParagraphFont" style:family="text">
      <style:text-properties fo:font-style="italic" style:font-style-asian="italic" style:font-style-complex="italic"/>
    </style:style>
    <style:style style:name="P338" style:parent-style-name="Standard" style:list-style-name="LFO11" style:family="paragraph"/>
    <style:style style:name="T339" style:parent-style-name="DefaultParagraphFont" style:family="text">
      <style:text-properties fo:font-weight="bold" style:font-weight-asian="bold" style:font-weight-complex="bold"/>
    </style:style>
    <style:style style:name="T340" style:parent-style-name="DefaultParagraphFont" style:family="text">
      <style:text-properties fo:font-weight="bold" style:font-weight-asian="bold" style:font-weight-complex="bold"/>
    </style:style>
    <style:style style:name="P341" style:parent-style-name="Standard" style:list-style-name="LFO11" style:family="paragraph"/>
    <style:style style:name="T342" style:parent-style-name="DefaultParagraphFont" style:family="text">
      <style:text-properties fo:font-weight="bold" style:font-weight-asian="bold" style:font-weight-complex="bold"/>
    </style:style>
    <style:style style:name="P34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4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5" style:parent-style-name="Standard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348" style:parent-style-name="DefaultParagraphFont" style:family="text">
      <style:text-properties fo:font-weight="bold" style:font-weight-asian="bold" style:font-weight-complex="bold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T350" style:parent-style-name="DefaultParagraphFont" style:family="text">
      <style:text-properties fo:font-weight="bold" style:font-weight-asian="bold" style:font-weight-complex="bold"/>
    </style:style>
    <style:style style:name="P35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2" style:parent-style-name="Standard" style:list-style-name="LFO12" style:family="paragraph"/>
    <style:style style:name="P353" style:parent-style-name="Standard" style:list-style-name="LFO12" style:family="paragraph"/>
    <style:style style:name="P354" style:parent-style-name="Standard" style:list-style-name="LFO12" style:family="paragraph"/>
    <style:style style:name="P355" style:parent-style-name="Standard" style:list-style-name="LFO12" style:family="paragraph"/>
    <style:style style:name="P356" style:parent-style-name="Standard" style:list-style-name="LFO12" style:family="paragraph"/>
    <style:style style:name="P357" style:parent-style-name="Standard" style:list-style-name="LFO12" style:family="paragraph"/>
    <style:style style:name="P358" style:parent-style-name="Standard" style:list-style-name="LFO12" style:family="paragraph"/>
    <style:style style:name="P359" style:parent-style-name="Standard" style:list-style-name="LFO12" style:family="paragraph"/>
    <style:style style:name="T360" style:parent-style-name="DefaultParagraphFont" style:family="text">
      <style:text-properties fo:font-weight="bold" style:font-weight-asian="bold" style:font-weight-complex="bold"/>
    </style:style>
    <style:style style:name="T361" style:parent-style-name="DefaultParagraphFont" style:family="text">
      <style:text-properties fo:font-weight="bold" style:font-weight-asian="bold" style:font-weight-complex="bold"/>
    </style:style>
    <style:style style:name="P36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63" style:parent-style-name="Standard" style:family="paragraph">
      <style:text-properties fo:font-weight="bold" style:font-weight-asian="bold" style:font-weight-complex="bold"/>
    </style:style>
    <style:style style:name="P3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66" style:parent-style-name="DefaultParagraphFont" style:family="text">
      <style:text-properties fo:font-weight="bold" style:font-weight-asian="bold" style:font-weight-complex="bold"/>
    </style:style>
    <style:style style:name="T367" style:parent-style-name="DefaultParagraphFont" style:family="text">
      <style:text-properties fo:font-weight="bold" style:font-weight-asian="bold" style:font-weight-complex="bold"/>
    </style:style>
    <style:style style:name="T368" style:parent-style-name="DefaultParagraphFont" style:family="text">
      <style:text-properties fo:font-weight="bold" style:font-weight-asian="bold" style:font-weight-complex="bold"/>
    </style:style>
    <style:style style:name="T369" style:parent-style-name="DefaultParagraphFont" style:family="text">
      <style:text-properties fo:font-weight="bold" style:font-weight-asian="bold" style:font-weight-complex="bold"/>
    </style:style>
    <style:style style:name="P37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1" style:parent-style-name="Standard" style:list-style-name="LFO12" style:family="paragraph"/>
    <style:style style:name="P372" style:parent-style-name="Standard" style:list-style-name="LFO12" style:family="paragraph"/>
    <style:style style:name="P373" style:parent-style-name="Standard" style:list-style-name="LFO12" style:family="paragraph"/>
    <style:style style:name="P374" style:parent-style-name="Standard" style:list-style-name="LFO12" style:family="paragraph"/>
    <style:style style:name="P375" style:parent-style-name="Standard" style:list-style-name="LFO12" style:family="paragraph"/>
    <style:style style:name="P376" style:parent-style-name="Standard" style:list-style-name="LFO12" style:family="paragraph"/>
    <style:style style:name="P377" style:parent-style-name="Standard" style:list-style-name="LFO12" style:family="paragraph"/>
    <style:style style:name="P37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79" style:parent-style-name="Standard" style:family="paragraph">
      <style:text-properties fo:font-weight="bold" style:font-weight-asian="bold" style:font-weight-complex="bold"/>
    </style:style>
    <style:style style:name="P38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1" style:parent-style-name="DefaultParagraphFont" style:family="text">
      <style:text-properties fo:font-weight="bold" style:font-weight-asian="bold" style:font-weight-complex="bold"/>
    </style:style>
    <style:style style:name="T382" style:parent-style-name="DefaultParagraphFont" style:family="text">
      <style:text-properties fo:font-weight="bold" style:font-weight-asian="bold" style:font-weight-complex="bold"/>
    </style:style>
    <style:style style:name="T383" style:parent-style-name="DefaultParagraphFont" style:family="text">
      <style:text-properties fo:font-weight="bold" style:font-weight-asian="bold" style:font-weight-complex="bold"/>
    </style:style>
    <style:style style:name="T384" style:parent-style-name="DefaultParagraphFont" style:family="text">
      <style:text-properties fo:font-weight="bold" style:font-weight-asian="bold" style:font-weight-complex="bold"/>
    </style:style>
    <style:style style:name="P3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6" style:parent-style-name="Standard" style:list-style-name="LFO13" style:family="paragraph"/>
    <style:style style:name="P387" style:parent-style-name="Standard" style:list-style-name="LFO13" style:family="paragraph"/>
    <style:style style:name="P388" style:parent-style-name="Standard" style:list-style-name="LFO13" style:family="paragraph"/>
    <style:style style:name="P389" style:parent-style-name="Standard" style:list-style-name="LFO13" style:family="paragraph"/>
    <style:style style:name="P390" style:parent-style-name="Standard" style:list-style-name="LFO13" style:family="paragraph"/>
    <style:style style:name="P391" style:parent-style-name="Standard" style:list-style-name="LFO13" style:family="paragraph"/>
    <style:style style:name="P392" style:parent-style-name="Standard" style:list-style-name="LFO14" style:family="paragraph"/>
    <style:style style:name="P39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94" style:parent-style-name="Standard" style:family="paragraph">
      <style:text-properties fo:font-weight="bold" style:font-weight-asian="bold" style:font-weight-complex="bold"/>
    </style:style>
    <style:style style:name="P3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7" style:parent-style-name="DefaultParagraphFont" style:family="text">
      <style:text-properties fo:font-weight="bold" style:font-weight-asian="bold" style:font-weight-complex="bold"/>
    </style:style>
    <style:style style:name="T398" style:parent-style-name="DefaultParagraphFont" style:family="text">
      <style:text-properties fo:font-weight="bold" style:font-weight-asian="bold" style:font-weight-complex="bold"/>
    </style:style>
    <style:style style:name="T399" style:parent-style-name="DefaultParagraphFont" style:family="text">
      <style:text-properties fo:font-weight="bold" style:font-weight-asian="bold" style:font-weight-complex="bold"/>
    </style:style>
    <style:style style:name="T400" style:parent-style-name="DefaultParagraphFont" style:family="text">
      <style:text-properties fo:font-weight="bold" style:font-weight-asian="bold" style:font-weight-complex="bold"/>
    </style:style>
    <style:style style:name="P40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2" style:parent-style-name="Standard" style:list-style-name="LFO15" style:family="paragraph"/>
    <style:style style:name="P403" style:parent-style-name="Standard" style:list-style-name="LFO15" style:family="paragraph"/>
    <style:style style:name="P404" style:parent-style-name="Standard" style:list-style-name="LFO15" style:family="paragraph"/>
    <style:style style:name="P405" style:parent-style-name="Standard" style:list-style-name="LFO15" style:family="paragraph"/>
    <style:style style:name="P406" style:parent-style-name="Standard" style:list-style-name="LFO15" style:family="paragraph"/>
    <style:style style:name="P407" style:parent-style-name="Standard" style:list-style-name="LFO15" style:family="paragraph"/>
    <style:style style:name="P408" style:parent-style-name="Standard" style:list-style-name="LFO15" style:family="paragraph"/>
    <style:style style:name="P409" style:parent-style-name="Standard" style:list-style-name="LFO15" style:family="paragraph"/>
    <style:style style:name="P410" style:parent-style-name="Standard" style:list-style-name="LFO15" style:family="paragraph"/>
    <style:style style:name="P411" style:parent-style-name="Standard" style:list-style-name="LFO15" style:family="paragraph"/>
    <style:style style:name="P41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413" style:parent-style-name="Standard" style:family="paragraph">
      <style:text-properties fo:font-weight="bold" style:font-weight-asian="bold" style:font-weight-complex="bold"/>
    </style:style>
    <style:style style:name="P4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P2">Data Types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User</text:p>
          </table:table-cell>
          <table:covered-table-cell/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Attribute</text:p>
          </table:table-cell>
          <table:table-cell table:style-name="TableCell16">
            <text:p text:style-name="P17">Data Type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TableContents">Email</text:p>
          </table:table-cell>
          <table:table-cell table:style-name="TableCell22">
            <text:p text:style-name="TableContents">string</text:p>
          </table:table-cell>
          <table:table-cell table:style-name="TableCell23">
            <text:p text:style-name="TableContents"/>
          </table:table-cell>
        </table:table-row>
        <table:table-row table:style-name="TableRow24">
          <table:table-cell table:style-name="TableCell25">
            <text:p text:style-name="TableContents">Name</text:p>
          </table:table-cell>
          <table:table-cell table:style-name="TableCell26">
            <text:p text:style-name="TableContents">string</text:p>
          </table:table-cell>
          <table:table-cell table:style-name="TableCell27">
            <text:p text:style-name="TableContents"/>
          </table:table-cell>
        </table:table-row>
        <table:table-row table:style-name="TableRow28">
          <table:table-cell table:style-name="TableCell29">
            <text:p text:style-name="TableContents">4-Digit-Pin</text:p>
          </table:table-cell>
          <table:table-cell table:style-name="TableCell30">
            <text:p text:style-name="TableContents">string</text:p>
          </table:table-cell>
          <table:table-cell table:style-name="TableCell31">
            <text:p text:style-name="TableContents"/>
          </table:table-cell>
        </table:table-row>
        <table:table-row table:style-name="TableRow32">
          <table:table-cell table:style-name="TableCell33">
            <text:p text:style-name="TableContents">Follows</text:p>
          </table:table-cell>
          <table:table-cell table:style-name="TableCell34">
            <text:p text:style-name="TableContents">list&lt;Comment&gt;</text:p>
          </table:table-cell>
          <table:table-cell table:style-name="TableCell35">
            <text:p text:style-name="TableContents"/>
          </table:table-cell>
        </table:table-row>
      </table:table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 table:number-columns-spanned="2">
            <text:p text:style-name="P46">Corkboard</text:p>
          </table:table-cell>
          <table:covered-table-cell/>
          <table:table-cell table:style-name="TableCell47">
            <text:p text:style-name="P48"/>
          </table:table-cell>
          <table:table-cell table:style-name="TableCell49" table:number-columns-spanned="2">
            <text:p text:style-name="P50">PushPin</text:p>
          </table:table-cell>
          <table:covered-table-cell/>
        </table:table-row>
        <table:table-row table:style-name="TableRow51">
          <table:table-cell table:style-name="TableCell52">
            <text:p text:style-name="P53">Attribute</text:p>
          </table:table-cell>
          <table:table-cell table:style-name="TableCell54">
            <text:p text:style-name="P55">Data Type</text:p>
          </table:table-cell>
          <table:table-cell table:style-name="TableCell56">
            <text:p text:style-name="P57"/>
          </table:table-cell>
          <table:table-cell table:style-name="TableCell58">
            <text:p text:style-name="P59">Attribute</text:p>
          </table:table-cell>
          <table:table-cell table:style-name="TableCell60">
            <text:p text:style-name="P61">Data Type</text:p>
          </table:table-cell>
        </table:table-row>
        <table:table-row table:style-name="TableRow62">
          <table:table-cell table:style-name="TableCell63">
            <text:p text:style-name="TableContents">Title</text:p>
          </table:table-cell>
          <table:table-cell table:style-name="TableCell64">
            <text:p text:style-name="TableContents">string</text:p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>Date/Time</text:p>
          </table:table-cell>
          <table:table-cell table:style-name="TableCell67">
            <text:p text:style-name="TableContents">string</text:p>
          </table:table-cell>
        </table:table-row>
        <table:table-row table:style-name="TableRow68">
          <table:table-cell table:style-name="TableCell69">
            <text:p text:style-name="TableContents">Visibility</text:p>
          </table:table-cell>
          <table:table-cell table:style-name="TableCell70">
            <text:p text:style-name="TableContents">boolean</text:p>
          </table:table-cell>
          <table:table-cell table:style-name="TableCell71">
            <text:p text:style-name="TableContents"/>
          </table:table-cell>
          <table:table-cell table:style-name="TableCell72">
            <text:p text:style-name="TableContents">Owner</text:p>
          </table:table-cell>
          <table:table-cell table:style-name="TableCell73">
            <text:p text:style-name="TableContents">string</text:p>
          </table:table-cell>
        </table:table-row>
        <table:table-row table:style-name="TableRow74">
          <table:table-cell table:style-name="TableCell75">
            <text:p text:style-name="TableContents">Category</text:p>
          </table:table-cell>
          <table:table-cell table:style-name="TableCell76">
            <text:p text:style-name="TableContents">string</text:p>
          </table:table-cell>
          <table:table-cell table:style-name="TableCell77">
            <text:p text:style-name="TableContents"/>
          </table:table-cell>
          <table:table-cell table:style-name="TableCell78">
            <text:p text:style-name="TableContents">URL</text:p>
          </table:table-cell>
          <table:table-cell table:style-name="TableCell79">
            <text:p text:style-name="TableContents">string</text:p>
          </table:table-cell>
        </table:table-row>
        <table:table-row table:style-name="TableRow80">
          <table:table-cell table:style-name="TableCell81">
            <text:p text:style-name="TableContents">Owner</text:p>
          </table:table-cell>
          <table:table-cell table:style-name="TableCell82">
            <text:p text:style-name="TableContents">User</text:p>
          </table:table-cell>
          <table:table-cell table:style-name="TableCell83">
            <text:p text:style-name="TableContents"/>
          </table:table-cell>
          <table:table-cell table:style-name="TableCell84">
            <text:p text:style-name="TableContents">Description</text:p>
          </table:table-cell>
          <table:table-cell table:style-name="TableCell85">
            <text:p text:style-name="TableContents">string</text:p>
          </table:table-cell>
        </table:table-row>
        <table:table-row table:style-name="TableRow86">
          <table:table-cell table:style-name="TableCell87">
            <text:p text:style-name="TableContents"/>
          </table:table-cell>
          <table:table-cell table:style-name="TableCell88">
            <text:p text:style-name="TableContents"/>
          </table:table-cell>
          <table:table-cell table:style-name="TableCell89">
            <text:p text:style-name="TableContents"/>
          </table:table-cell>
          <table:table-cell table:style-name="TableCell90">
            <text:p text:style-name="TableContents">Tags</text:p>
          </table:table-cell>
          <table:table-cell table:style-name="TableCell91">
            <text:p text:style-name="TableContents">list&lt;string&gt;</text:p>
          </table:table-cell>
        </table:table-row>
        <table:table-row table:style-name="TableRow92">
          <table:table-cell table:style-name="TableCell93">
            <text:p text:style-name="TableContents"/>
          </table:table-cell>
          <table:table-cell table:style-name="TableCell94">
            <text:p text:style-name="TableContents"/>
          </table:table-cell>
          <table:table-cell table:style-name="TableCell95">
            <text:p text:style-name="TableContents"/>
          </table:table-cell>
          <table:table-cell table:style-name="TableCell96">
            <text:p text:style-name="TableContents">Likes</text:p>
          </table:table-cell>
          <table:table-cell table:style-name="TableCell97">
            <text:p text:style-name="TableContents">integer</text:p>
          </table:table-cell>
        </table:table-row>
        <table:table-row table:style-name="TableRow98">
          <table:table-cell table:style-name="TableCell99">
            <text:p text:style-name="TableContents"/>
          </table:table-cell>
          <table:table-cell table:style-name="TableCell100">
            <text:p text:style-name="TableContents"/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>Comments</text:p>
          </table:table-cell>
          <table:table-cell table:style-name="TableCell103">
            <text:p text:style-name="TableContents">list&lt;Comments&gt;</text:p>
          </table:table-cell>
        </table:table-row>
      </table:table>
      <text:p text:style-name="P104"/>
      <text:p text:style-name="P105"/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 table:number-columns-spanned="2">
            <text:p text:style-name="P114">Comment</text:p>
          </table:table-cell>
          <table:covered-table-cell/>
          <table:table-cell table:style-name="TableCell115">
            <text:p text:style-name="P116"/>
          </table:table-cell>
          <table:table-cell table:style-name="TableCell117" table:number-columns-spanned="2">
            <text:p text:style-name="P118">Like</text:p>
          </table:table-cell>
          <table:covered-table-cell/>
        </table:table-row>
        <table:table-row table:style-name="TableRow119">
          <table:table-cell table:style-name="TableCell120">
            <text:p text:style-name="P121">Attribute</text:p>
          </table:table-cell>
          <table:table-cell table:style-name="TableCell122">
            <text:p text:style-name="P123">Data Type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Attribute</text:p>
          </table:table-cell>
          <table:table-cell table:style-name="TableCell128">
            <text:p text:style-name="P129">Data Type</text:p>
          </table:table-cell>
        </table:table-row>
        <table:table-row table:style-name="TableRow130">
          <table:table-cell table:style-name="TableCell131">
            <text:p text:style-name="TableContents">Date/Time</text:p>
          </table:table-cell>
          <table:table-cell table:style-name="TableCell132">
            <text:p text:style-name="TableContents">string</text:p>
          </table:table-cell>
          <table:table-cell table:style-name="TableCell133">
            <text:p text:style-name="TableContents"/>
          </table:table-cell>
          <table:table-cell table:style-name="TableCell134">
            <text:p text:style-name="TableContents">User</text:p>
          </table:table-cell>
          <table:table-cell table:style-name="TableCell135">
            <text:p text:style-name="TableContents">User</text:p>
          </table:table-cell>
        </table:table-row>
        <table:table-row table:style-name="TableRow136">
          <table:table-cell table:style-name="TableCell137">
            <text:p text:style-name="TableContents">Text</text:p>
          </table:table-cell>
          <table:table-cell table:style-name="TableCell138">
            <text:p text:style-name="TableContents">string</text:p>
          </table:table-cell>
          <table:table-cell table:style-name="TableCell139">
            <text:p text:style-name="TableContents"/>
          </table:table-cell>
          <table:table-cell table:style-name="TableCell140">
            <text:p text:style-name="TableContents">PushPin</text:p>
          </table:table-cell>
          <table:table-cell table:style-name="TableCell141">
            <text:p text:style-name="TableContents">PushPin</text:p>
          </table:table-cell>
        </table:table-row>
        <table:table-row table:style-name="TableRow142">
          <table:table-cell table:style-name="TableCell143">
            <text:p text:style-name="TableContents">User</text:p>
          </table:table-cell>
          <table:table-cell table:style-name="TableCell144">
            <text:p text:style-name="TableContents">User</text:p>
          </table:table-cell>
          <table:table-cell table:style-name="TableCell145">
            <text:p text:style-name="TableContents"/>
          </table:table-cell>
          <table:table-cell table:style-name="TableCell146">
            <text:p text:style-name="TableContents"/>
          </table:table-cell>
          <table:table-cell table:style-name="TableCell147">
            <text:p text:style-name="TableContents"/>
          </table:table-cell>
        </table:table-row>
      </table:table>
      <text:soft-page-break/>
      <text:p text:style-name="P148">Business Logic &amp; Constraints</text:p>
      <text:p text:style-name="P149"/>
      <text:p text:style-name="P150">User</text:p>
      <text:p text:style-name="P151"/>
      <text:list text:style-name="LFO1" text:continue-numbering="true">
        <text:list-item>
          <text:p text:style-name="P152">A user can only follow a corkboard that they do not own</text:p>
        </text:list-item>
        <text:list-item>
          <text:p text:style-name="P153">A user cannot like their own PushPins</text:p>
        </text:list-item>
        <text:list-item>
          <text:p text:style-name="P154">A user can<text:s/>only view private corkboards with a password</text:p>
        </text:list-item>
        <text:list-item>
          <text:p text:style-name="P155">No user can watch a private corkboard</text:p>
        </text:list-item>
        <text:list-item>
          <text:p text:style-name="P156">Must have a 4 digit pin</text:p>
        </text:list-item>
        <text:list-item>
          <text:p text:style-name="P157">Must have an email address</text:p>
        </text:list-item>
      </text:list>
      <text:p text:style-name="P158"/>
      <text:p text:style-name="P159">Corkboards</text:p>
      <text:p text:style-name="P160"/>
      <text:list text:style-name="LFO2" text:continue-numbering="true">
        <text:list-item>
          <text:p text:style-name="P161">A corkboard title cannot be null</text:p>
        </text:list-item>
        <text:list-item>
          <text:p text:style-name="P162">A corkboard visibility cannot be null</text:p>
        </text:list-item>
        <text:list-item>
          <text:p text:style-name="P163">A corkboard category cannot be null</text:p>
        </text:list-item>
        <text:list-item>
          <text:p text:style-name="P164">A<text:s/>corkboard password cannot be null</text:p>
        </text:list-item>
        <text:list-item>
          <text:p text:style-name="P165">A corkboard is only updated when a new PushPin is added</text:p>
        </text:list-item>
        <text:list-item>
          <text:p text:style-name="P166">A corkboard cannot switch between public and private access</text:p>
        </text:list-item>
        <text:list-item>
          <text:p text:style-name="P167">A corkboard cannot be deleted</text:p>
        </text:list-item>
      </text:list>
      <text:p text:style-name="P168"/>
      <text:p text:style-name="P169">Login</text:p>
      <text:p text:style-name="P170"/>
      <text:list text:style-name="LFO3" text:continue-numbering="true">
        <text:list-item>
          <text:p text:style-name="P171">A user must enter an email address and a 4 digit pin</text:p>
        </text:list-item>
      </text:list>
      <text:p text:style-name="P172"/>
      <text:p text:style-name="P173">Pushpins</text:p>
      <text:p text:style-name="P174"/>
      <text:list text:style-name="LFO4" text:continue-numbering="true">
        <text:list-item>
          <text:p text:style-name="P175">The<text:s/>URL for a PushPin cannot be null</text:p>
        </text:list-item>
        <text:list-item>
          <text:p text:style-name="P176">The Description for a PushPin cannot be null</text:p>
        </text:list-item>
        <text:list-item>
          <text:p text:style-name="P177">A PushPin comment cannot be deleted</text:p>
        </text:list-item>
        <text:list-item>
          <text:p text:style-name="P178">A PushPin on a private corkboard will never appear on anyone’s search result</text:p>
        </text:list-item>
      </text:list>
      <text:p text:style-name="P179"/>
      <text:p text:style-name="P180">Tags</text:p>
      <text:p text:style-name="P181"/>
      <text:list text:style-name="LFO5" text:continue-numbering="true">
        <text:list-item>
          <text:p text:style-name="P182">Tags can contain all characters except commas</text:p>
        </text:list-item>
      </text:list>
      <text:p text:style-name="P183"/>
      <text:soft-page-break/>
      <text:p text:style-name="P184">Task Composition</text:p>
      <text:p text:style-name="Standard"/>
      <text:p text:style-name="P185">Log In</text:p>
      <text:p text:style-name="P186"/>
      <text:p text:style-name="P187"><text:span text:style-name="T188">Lock Types:<text:s/></text:span>Read on USER</text:p>
      <text:p text:style-name="P189"><text:span text:style-name="T190">Frequency:<text:s/></text:span>low</text:p>
      <text:p text:style-name="P191"><text:span text:style-name="T192">Consistency:<text:s/></text:span>non-critical</text:p>
      <text:p text:style-name="P193"><text:span text:style-name="T194">Schema:<text:s/></text:span>Single</text:p>
      <text:p text:style-name="P195"/>
      <text:p text:style-name="P196">Abstract Code</text:p>
      <text:list text:style-name="LFO6" text:continue-numbering="true">
        <text:list-item>
          <text:p text:style-name="P197">User enters<text:s/><text:span text:style-name="T198">email<text:s/></text:span>and<text:s/><text:span text:style-name="T199">pin</text:span></text:p>
        </text:list-item>
        <text:list-item>
          <text:p text:style-name="P200">User clicks &lt;<text:span text:style-name="T201">Login&gt;<text:s/></text:span>button:</text:p>
          <text:list text:continue-numbering="true">
            <text:list-item>
              <text:p text:style-name="P202">if form is validated, then:</text:p>
              <text:list text:continue-numbering="true">
                <text:list-item>
                  <text:p text:style-name="P203">if<text:s/><text:span text:style-name="T204">email<text:s/></text:span>does not have a known record, login page is<text:s/>redisplayed with an error message</text:p>
                </text:list-item>
                <text:list-item>
                  <text:p text:style-name="P205">else if<text:s/><text:span text:style-name="T206">email</text:span><text:s/>is found, and<text:s/><text:span text:style-name="T207">pin</text:span><text:s/>does not match, then login page is redisplayed with error message</text:p>
                </text:list-item>
                <text:list-item>
                  <text:p text:style-name="P208">Else create a session with the login information and proceed to Home Screen</text:p>
                </text:list-item>
              </text:list>
            </text:list-item>
            <text:list-item>
              <text:p text:style-name="P209">Else show an error message indicating the form was not validated</text:p>
            </text:list-item>
          </text:list>
        </text:list-item>
      </text:list>
      <text:p text:style-name="P210"/>
      <text:p text:style-name="Standard"/>
      <text:p text:style-name="P211">View Home Page</text:p>
      <text:p text:style-name="P212"/>
      <text:p text:style-name="Standard"><text:span text:style-name="T213">Lock Types:<text:s/></text:span>Read on USER, PERSONAL, UPDATES, CORKBOARDS</text:p>
      <text:p text:style-name="Standard"><text:span text:style-name="T214">Frequency:<text:s/></text:span>High</text:p>
      <text:p text:style-name="Standard"><text:span text:style-name="T215">Consistency:<text:s/></text:span>USER must be looked up first to retrieve the additional locks</text:p>
      <text:p text:style-name="Standard"><text:span text:style-name="T216">Enabling Conditions:<text:s/></text:span>Must be successfully logged in</text:p>
      <text:p text:style-name="Standard"><text:span text:style-name="T217">Schema:<text:s/></text:span>Multiple</text:p>
      <text:p text:style-name="Standard"><text:span text:style-name="T218">Subta</text:span><text:span text:style-name="T219">sks:<text:s/></text:span>Personal, Updates and Corkboards after a successful user lookup</text:p>
      <text:p text:style-name="P220"/>
      <text:p text:style-name="P221">Abstract Code</text:p>
      <text:list text:style-name="LFO7" text:continue-numbering="true">
        <text:list-item>
          <text:p text:style-name="P222">Find the current<text:s/>USER<text:s/>using the<text:s/><text:span text:style-name="T223">email</text:span></text:p>
        </text:list-item>
        <text:list-item>
          <text:p text:style-name="P224">Find the Corkboards followed by the <text:s/>USER</text:p>
        </text:list-item>
        <text:list-item>
          <text:p text:style-name="P225">Find users followed by <text:s/>USER</text:p>
        </text:list-item>
        <text:list-item>
          <text:p text:style-name="P226">Display the<text:s/>USERs<text:s/>username</text:p>
        </text:list-item>
        <text:list-item>
          <text:p text:style-name="P227">Find each update to boards that are owned or watched my<text:s/>USER, or owned by a user followed by <text:s/>USER</text:p>
          <text:list text:continue-numbering="true">
            <text:list-item>
              <text:p text:style-name="P228">Sort updates and display the 4 newest updates</text:p>
            </text:list-item>
            <text:list-item>
              <text:p text:style-name="P229">If no updates</text:p>
              <text:list text:continue-numbering="true">
                <text:list-item>
                  <text:p text:style-name="P230">Display message “No Updates”</text:p>
                </text:list-item>
              </text:list>
            </text:list-item>
          </text:list>
        </text:list-item>
        <text:list-item>
          <text:p text:style-name="P231">Display all Corkboards Sorted alphabetically that are<text:s/>owned by <text:s/>USER</text:p>
        </text:list-item>
        <text:list-item>
          <text:p text:style-name="P232">While no buttons are pushed, do nothing</text:p>
        </text:list-item>
        <text:list-item>
          <text:p text:style-name="P233">When a button is push, then do:</text:p>
          <text:list text:continue-numbering="true">
            <text:list-item>
              <text:p text:style-name="P234">if POPULAR_TAGS,<text:s/><text:span text:style-name="T235">View Popular Tags</text:span></text:p>
            </text:list-item>
            <text:list-item>
              <text:p text:style-name="P236">if ADD_CORKBOARD,<text:s/><text:span text:style-name="T237">Add Corkboard</text:span></text:p>
            </text:list-item>
            <text:list-item>
              <text:p text:style-name="P238">if PUSHPIN_SEARCH,<text:s/><text:span text:style-name="T239">Search PushPins</text:span></text:p>
            </text:list-item>
            <text:list-item>
              <text:p text:style-name="P240">if CORKBOARD_UPDATE, Write to Corkboard,<text:s/><text:span text:style-name="T241">View Corkboard</text:span></text:p>
            </text:list-item>
            <text:list-item>
              <text:p text:style-name="P242">if MY_CORKBOARD,<text:s/><text:span text:style-name="T243">View Corkboard</text:span></text:p>
            </text:list-item>
            <text:list-item>
              <text:p text:style-name="P244">if CORKBOARD STATS,<text:s/><text:span text:style-name="T245">View Stats</text:span></text:p>
            </text:list-item>
            <text:list-item>
              <text:p text:style-name="P246">if POPULAR_SITES,<text:s/><text:span text:style-name="T247">View Popular Sites</text:span></text:p>
            </text:list-item>
          </text:list>
        </text:list-item>
      </text:list>
      <text:p text:style-name="P248"/>
      <text:p text:style-name="P249">Add Corkboard</text:p>
      <text:p text:style-name="P250"/>
      <text:p text:style-name="Standard"><text:span text:style-name="T251">Lock Types:<text:s/></text:span>Write to USER corkboards</text:p>
      <text:p text:style-name="Standard"><text:span text:style-name="T252">Frequency:<text:s/></text:span>Low</text:p>
      <text:p text:style-name="Standard"><text:span text:style-name="T253">Consistency:<text:s/></text:span>non-critical</text:p>
      <text:p text:style-name="Standard"><text:span text:style-name="T254">Schema:<text:s/></text:span>Single</text:p>
      <text:p text:style-name="Standard"><text:span text:style-name="T255">Subtasks:<text:s/></text:span>none</text:p>
      <text:p text:style-name="Standard"/>
      <text:p text:style-name="P256">Abstract Code</text:p>
      <text:list text:style-name="LFO8" text:continue-numbering="true">
        <text:list-item>
          <text:p text:style-name="P257">Display window with input<text:s/>forms and a dropdown containing Corkboard Categories alphabetically</text:p>
        </text:list-item>
        <text:list-item>
          <text:p text:style-name="P258">if<text:s/>USER<text:s/>selects Private</text:p>
          <text:list text:continue-numbering="true">
            <text:list-item>
              <text:p text:style-name="P259">USER<text:s/>must enter password</text:p>
            </text:list-item>
          </text:list>
        </text:list-item>
        <text:list-item>
          <text:p text:style-name="P260">USER<text:s/>click Add</text:p>
        </text:list-item>
        <text:list-item>
          <text:p text:style-name="P261">Write to<text:s/>USER<text:s/>the new corkboard</text:p>
        </text:list-item>
        <text:list-item>
          <text:p text:style-name="P262">While no buttons are pushed, do nothing</text:p>
        </text:list-item>
        <text:list-item>
          <text:p text:style-name="P263">If a button is pushed , then do:</text:p>
          <text:list text:continue-numbering="true">
            <text:list-item>
              <text:p text:style-name="P264">if ADD, Write to Corkboard, <text:s/><text:span text:style-name="T265">View Corkboard</text:span></text:p>
            </text:list-item>
          </text:list>
        </text:list-item>
      </text:list>
      <text:p text:style-name="P266"/>
      <text:p text:style-name="Standard"/>
      <text:p text:style-name="P267">View Corkboard</text:p>
      <text:p text:style-name="P268"/>
      <text:p text:style-name="Standard"><text:span text:style-name="T269">Lock Types:<text:s/></text:span>Read to Corkboard for Owneraship, Category, and Images; Write for selecting Followed</text:p>
      <text:p text:style-name="Standard"><text:span text:style-name="T270">Frequency:<text:s/></text:span>Low</text:p>
      <text:p text:style-name="Standard"><text:span text:style-name="T271">Consistency:<text:s/></text:span>non-critical</text:p>
      <text:p text:style-name="Standard"><text:span text:style-name="T272">Schema:<text:s/></text:span>Single</text:p>
      <text:p text:style-name="Standard"><text:span text:style-name="T273">Subtasks:<text:s/></text:span>none</text:p>
      <text:p text:style-name="Standard"/>
      <text:p text:style-name="P274">Abstract Code</text:p>
      <text:list text:style-name="LFO9" text:continue-numbering="true">
        <text:list-item>
          <text:p text:style-name="P275">Find the OWNER, CATEGORY, and<text:s/>IMAGES of the CORKBOARD</text:p>
        </text:list-item>
        <text:list-item>
          <text:p text:style-name="P276">Display OWNER, CATEGORY, and IMAGES</text:p>
        </text:list-item>
        <text:list-item>
          <text:p text:style-name="P277">If OWNER is current USER, Enable ‘Add PushPin’ button</text:p>
        </text:list-item>
        <text:list-item>
          <text:p text:style-name="P278">If current USER is not OWNER, display ‘follow’ button</text:p>
        </text:list-item>
        <text:list-item>
          <text:p text:style-name="P279">If current USER is not OWNER and CORKBOARD is public, display ‘watch’ button</text:p>
        </text:list-item>
        <text:list-item>
          <text:p text:style-name="P280">Display number of watchers</text:p>
        </text:list-item>
        <text:list-item>
          <text:p text:style-name="P281">While no buttons are pushed, do nothing</text:p>
        </text:list-item>
        <text:list-item>
          <text:p text:style-name="P282">If a button is pushed, then do:</text:p>
          <text:list text:continue-numbering="true">
            <text:list-item>
              <text:p text:style-name="P283">if FOLLOW, Write to USER,<text:s/><text:span text:style-name="T284">View Corkboard</text:span></text:p>
            </text:list-item>
            <text:list-item>
              <text:p text:style-name="P285">if ADD_PUSHPIN, Write to Corkboard,<text:s/><text:span text:style-name="T286">Add Pushpin to Corkboard</text:span></text:p>
            </text:list-item>
            <text:list-item>
              <text:p text:style-name="P287">if WATCH, Write to USER,<text:s/><text:span text:style-name="T288">View Corkboard</text:span></text:p>
            </text:list-item>
            <text:list-item>
              <text:p text:style-name="P289">if &lt;image&gt;,<text:s/><text:span text:style-name="T290">View PushPin</text:span></text:p>
            </text:list-item>
          </text:list>
        </text:list-item>
      </text:list>
      <text:p text:style-name="P291"/>
      <text:p text:style-name="P292"/>
      <text:p text:style-name="P293"/>
      <text:p text:style-name="P294">Add PushPin to CorkBoard</text:p>
      <text:p text:style-name="P295"/>
      <text:p text:style-name="Standard"><text:span text:style-name="T296">Lock Types:<text:s/></text:span>None</text:p>
      <text:p text:style-name="Standard"><text:span text:style-name="T297">Frequency:<text:s/></text:span>Low</text:p>
      <text:p text:style-name="Standard"><text:span text:style-name="T298">Consistency:<text:s/></text:span>non-critical</text:p>
      <text:p text:style-name="Standard"><text:span text:style-name="T299">Enabling Condition:<text:s/></text:span>USER must own</text:p>
      <text:p text:style-name="Standard"><text:span text:style-name="T300">Schema:<text:s/></text:span>Single</text:p>
      <text:p text:style-name="Standard"><text:span text:style-name="T301">Subtasks:<text:s/></text:span>none</text:p>
      <text:p text:style-name="Standard"/>
      <text:p text:style-name="P302">Abstract Code</text:p>
      <text:list text:style-name="LFO10" text:continue-numbering="true">
        <text:list-item>
          <text:p text:style-name="P303">Display window with input forms</text:p>
        </text:list-item>
        <text:list-item>
          <text:p text:style-name="P304">Display CATEGORY</text:p>
        </text:list-item>
        <text:list-item>
          <text:p text:style-name="P305">While no buttons are pushed, do nothing</text:p>
        </text:list-item>
        <text:list-item>
          <text:p text:style-name="P306">If<text:s/>a button is pushed, then do:</text:p>
          <text:list text:continue-numbering="true">
            <text:list-item>
              <text:p text:style-name="P307">if ADD, Validate Form, Write to Corkboard,<text:s/><text:span text:style-name="T308">View Corkboard</text:span></text:p>
            </text:list-item>
          </text:list>
        </text:list-item>
      </text:list>
      <text:p text:style-name="P309"/>
      <text:p text:style-name="P310"/>
      <text:p text:style-name="P311">View PushPins</text:p>
      <text:p text:style-name="P312"/>
      <text:p text:style-name="Standard"><text:span text:style-name="T313">Lock Types:<text:s/></text:span>Read OWNER of pin; Read DATE and TIME of initial pin on board; Read COMMENTS, LIKES, TAGS of pin</text:p>
      <text:p text:style-name="Standard"><text:span text:style-name="T314">Frequency:<text:s/></text:span>High</text:p>
      <text:p text:style-name="Standard"><text:span text:style-name="T315">Consistency:<text:s/></text:span>non-critical</text:p>
      <text:p text:style-name="Standard"><text:span text:style-name="T316">Schema:<text:s/></text:span>Single</text:p>
      <text:p text:style-name="Standard"/>
      <text:p text:style-name="P317">Abstract Code</text:p>
      <text:list text:style-name="LFO11" text:continue-numbering="true">
        <text:list-item>
          <text:p text:style-name="P318">Find OWNER of PushPin</text:p>
        </text:list-item>
        <text:list-item>
          <text:p text:style-name="P319">Display OWNER</text:p>
        </text:list-item>
        <text:list-item>
          <text:p text:style-name="P320">Find DATE and TIME of Pin</text:p>
        </text:list-item>
        <text:list-item>
          <text:p text:style-name="P321">Display DATE and TIME of Pin</text:p>
        </text:list-item>
        <text:list-item>
          <text:p text:style-name="P322">Find CATEGORY of Pin</text:p>
        </text:list-item>
        <text:list-item>
          <text:p text:style-name="P323">Display CATEGORY</text:p>
        </text:list-item>
        <text:list-item>
          <text:p text:style-name="P324">Find COMMENTS and LIKES</text:p>
        </text:list-item>
        <text:list-item>
          <text:p text:style-name="P325">Display LIKES</text:p>
        </text:list-item>
        <text:list-item>
          <text:p text:style-name="P326">Display COMMENTS sorted by date/time</text:p>
        </text:list-item>
        <text:list-item>
          <text:p text:style-name="P327">Find TAGS of Pin</text:p>
        </text:list-item>
        <text:list-item>
          <text:p text:style-name="P328">Display TAGS sorted alphabetically</text:p>
        </text:list-item>
        <text:list-item>
          <text:p text:style-name="P329">While no buttons are pushed, do nothing</text:p>
        </text:list-item>
        <text:list-item>
          <text:p text:style-name="P330">If a button is pushed, then do:</text:p>
          <text:list text:continue-numbering="true">
            <text:list-item>
              <text:p text:style-name="P331">if <text:s/>FOLLOW, Write to USER,<text:s/><text:span text:style-name="T332">View PushPin</text:span></text:p>
            </text:list-item>
            <text:list-item>
              <text:p text:style-name="P333">if<text:s/><text:span text:style-name="T334">&lt;hyperlinked Category&gt;</text:span>,<text:s/><text:span text:style-name="T335">View Corkboard</text:span></text:p>
            </text:list-item>
            <text:list-item>
              <text:p text:style-name="P336">if &lt;<text:span text:style-name="T337">image&gt;</text:span>, GOTO Hyperlinked Site</text:p>
            </text:list-item>
            <text:list-item>
              <text:p text:style-name="P338">if POST_COMMENT, Write to PushPin,<text:s/><text:span text:style-name="T339">Vie</text:span><text:span text:style-name="T340">w PushPin</text:span></text:p>
            </text:list-item>
            <text:list-item>
              <text:p text:style-name="P341">if THUMBS_UP, Write to PushPin,<text:s/><text:span text:style-name="T342">View PushPin</text:span></text:p>
            </text:list-item>
          </text:list>
        </text:list-item>
      </text:list>
      <text:p text:style-name="Standard"/>
      <text:p text:style-name="P343"/>
      <text:p text:style-name="P344"/>
      <text:soft-page-break/>
      <text:p text:style-name="P345">Search PushPins</text:p>
      <text:p text:style-name="P346"/>
      <text:p text:style-name="Standard"><text:span text:style-name="T347">Lock Types:<text:s/></text:span>Read PUSHPINS</text:p>
      <text:p text:style-name="Standard"><text:span text:style-name="T348">Frequency:<text:s/></text:span>Low</text:p>
      <text:p text:style-name="Standard"><text:span text:style-name="T349">Consistency:<text:s/></text:span>Lookup PushPins before looking up other attributes. Otherwise NULL</text:p>
      <text:p text:style-name="Standard"><text:span text:style-name="T350">Schema:<text:s/></text:span>Single</text:p>
      <text:p text:style-name="Standard"/>
      <text:p text:style-name="P351">Abstract Code</text:p>
      <text:list text:style-name="LFO12" text:continue-numbering="true">
        <text:list-item>
          <text:p text:style-name="P352">Find related PushPins</text:p>
        </text:list-item>
        <text:list-item>
          <text:p text:style-name="P353">For<text:s/>Each PushPin in related PushPins:</text:p>
          <text:list text:continue-numbering="true">
            <text:list-item>
              <text:p text:style-name="P354">Find OWNER, and CORKBOARD the Pin is on</text:p>
            </text:list-item>
            <text:list-item>
              <text:p text:style-name="P355">If CORKBOARD is public</text:p>
              <text:list text:continue-numbering="true">
                <text:list-item>
                  <text:p text:style-name="P356">Display alphabetically PUSHPIN{hyperlink}, CORKBOARD, OWNER</text:p>
                </text:list-item>
              </text:list>
            </text:list-item>
          </text:list>
        </text:list-item>
        <text:list-item>
          <text:p text:style-name="P357">While not button is pushed, do nothing</text:p>
        </text:list-item>
        <text:list-item>
          <text:p text:style-name="P358">When button is pushed, then do:</text:p>
          <text:list text:continue-numbering="true">
            <text:list-item>
              <text:p text:style-name="P359">if PUSHPIN_DESCRIPTION,<text:s/><text:span text:style-name="T360">View</text:span><text:span text:style-name="T361"><text:s/>PushPin</text:span></text:p>
            </text:list-item>
          </text:list>
        </text:list-item>
      </text:list>
      <text:p text:style-name="P362"/>
      <text:p text:style-name="P363"/>
      <text:p text:style-name="P364">View Popular Tags</text:p>
      <text:p text:style-name="P365"/>
      <text:p text:style-name="Standard"><text:span text:style-name="T366">Lock Types:<text:s/></text:span>Read POPULAR_TAGS</text:p>
      <text:p text:style-name="Standard"><text:span text:style-name="T367">Frequency:<text:s/></text:span>Low</text:p>
      <text:p text:style-name="Standard"><text:span text:style-name="T368">Consistency:<text:s/></text:span>Successful POPULAR_TAGS needs to be done before other queries</text:p>
      <text:p text:style-name="Standard"><text:span text:style-name="T369">Schema:<text:s/></text:span>Single</text:p>
      <text:p text:style-name="Standard"/>
      <text:p text:style-name="P370">Abstract Code</text:p>
      <text:list text:style-name="LFO12" text:continue-numbering="true">
        <text:list-item>
          <text:p text:style-name="P371">Find Popular Tags</text:p>
        </text:list-item>
        <text:list-item>
          <text:p text:style-name="P372">For Each Tag<text:s/>in related Popular Tags:</text:p>
          <text:list text:continue-numbering="true">
            <text:list-item>
              <text:p text:style-name="P373">Find #PUSHPINS, and #CORKBOARD the Tag is on</text:p>
            </text:list-item>
            <text:list-item>
              <text:p text:style-name="P374">Display TAG{hyperlink}, #PUSHPINS, and #CORKBOARDs sorted by most Pushpins followed by most Corkboards</text:p>
            </text:list-item>
          </text:list>
        </text:list-item>
        <text:list-item>
          <text:p text:style-name="P375">While not button is pushed, do nothing</text:p>
        </text:list-item>
        <text:list-item>
          <text:p text:style-name="P376">When button is pushed, then do:</text:p>
          <text:list text:continue-numbering="true">
            <text:list-item>
              <text:p text:style-name="P377">if TAG, Search Tags</text:p>
            </text:list-item>
          </text:list>
        </text:list-item>
      </text:list>
      <text:p text:style-name="P378"/>
      <text:p text:style-name="P379"/>
      <text:p text:style-name="P380">View Popular Sites</text:p>
      <text:p text:style-name="Standard"><text:span text:style-name="T381">Lock Types:<text:s/></text:span>Read POPULAR_SITES</text:p>
      <text:p text:style-name="Standard"><text:span text:style-name="T382">Frequency:<text:s/></text:span>Low</text:p>
      <text:p text:style-name="Standard"><text:span text:style-name="T383">Consistency:<text:s/></text:span>Successful POPULAR_SITES needs to be done before other queries</text:p>
      <text:p text:style-name="Standard"><text:span text:style-name="T384">Schema:<text:s/></text:span>Single</text:p>
      <text:p text:style-name="Standard"/>
      <text:p text:style-name="P385">Abstract Code</text:p>
      <text:list text:style-name="LFO13" text:continue-numbering="true">
        <text:list-item>
          <text:p text:style-name="P386">Find Popular Sites</text:p>
        </text:list-item>
        <text:list-item>
          <text:p text:style-name="P387">For Each Site<text:s/>in related Popular Sites:</text:p>
        </text:list-item>
        <text:list-item>
          <text:p text:style-name="P388">Find #PUSHPINS the Site is on</text:p>
        </text:list-item>
        <text:list-item>
          <text:p text:style-name="P389">Display SITE, #PUSHPINS sorted by most PushPins</text:p>
        </text:list-item>
        <text:list-item>
          <text:p text:style-name="P390">While not button is pushed, do nothing</text:p>
        </text:list-item>
        <text:list-item>
          <text:p text:style-name="P391">When button is pushed, then do:</text:p>
        </text:list-item>
      </text:list>
      <text:list text:style-name="LFO14" text:continue-numbering="true">
        <text:list-item>
          <text:list>
            <text:list-item>
              <text:p text:style-name="P392">if TAG, Search Tags</text:p>
            </text:list-item>
          </text:list>
        </text:list-item>
      </text:list>
      <text:p text:style-name="P393"/>
      <text:p text:style-name="P394"/>
      <text:p text:style-name="P395">View Stats</text:p>
      <text:p text:style-name="P396"/>
      <text:p text:style-name="Standard"><text:span text:style-name="T397">Lock Types:<text:s/></text:span>Read USERS</text:p>
      <text:p text:style-name="Standard"><text:span text:style-name="T398">Frequency:<text:s/></text:span>High</text:p>
      <text:p text:style-name="Standard"><text:span text:style-name="T399">Consistency:<text:s/></text:span>Successful Read of all users before Read of Stats</text:p>
      <text:p text:style-name="Standard"><text:span text:style-name="T400">Schema:<text:s/></text:span>Single</text:p>
      <text:p text:style-name="Standard"/>
      <text:p text:style-name="P401">Abstract Code</text:p>
      <text:list text:style-name="LFO15" text:continue-numbering="true">
        <text:list-item>
          <text:p text:style-name="P402">Find all USERS</text:p>
        </text:list-item>
        <text:list-item>
          <text:p text:style-name="P403">For Each USER within USERS</text:p>
          <text:list text:continue-numbering="true">
            <text:list-item>
              <text:p text:style-name="P404">Find PUBLIC CORKBOARDS</text:p>
            </text:list-item>
            <text:list-item>
              <text:p text:style-name="P405">Find PUBLIC PUSHPINS</text:p>
            </text:list-item>
            <text:list-item>
              <text:p text:style-name="P406">Find PRIVATE CORKBOARDS</text:p>
            </text:list-item>
            <text:list-item>
              <text:p text:style-name="P407">Find PRIVATE PUSHPINS</text:p>
            </text:list-item>
            <text:list-item>
              <text:p text:style-name="P408">Display number of PUBLIC CORKBOARDS→ {Sorted by most: Wt=1}</text:p>
            </text:list-item>
            <text:list-item>
              <text:p text:style-name="P409">Display number of PUBLIC PUSHPINS</text:p>
            </text:list-item>
            <text:list-item>
              <text:p text:style-name="P410">Display number of PRIVATE CORKBOARDS → {Sorted by most: Wt=2}</text:p>
            </text:list-item>
            <text:list-item>
              <text:p text:style-name="P411">Display number of PRIVATE PUSHPINS</text:p>
            </text:list-item>
          </text:list>
        </text:list-item>
      </text:list>
      <text:p text:style-name="P412"/>
      <text:p text:style-name="Standard"/>
      <text:p text:style-name="P413"/>
      <text:p text:style-name="P4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Project Phase 1<text:tab/>CS6400 Database Design<text:tab/>Sept 24, 201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rian LaBarbera</dc:creator>
    <meta:creation-date>2018-09-18T15:53:00Z</meta:creation-date>
    <dc:date>2018-09-22T16:26:00Z</dc:date>
    <meta:template xlink:href="Normal" xlink:type="simple"/>
    <meta:editing-cycles>83</meta:editing-cycles>
    <meta:editing-duration>PT10860S</meta:editing-duration>
    <meta:document-statistic meta:page-count="7" meta:paragraph-count="14" meta:word-count="1052" meta:character-count="7037" meta:row-count="49" meta:non-whitespace-character-count="5999"/>
  </office:meta>
</office:document-meta>
</file>